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30000038C76956B9FE5A277C6.png" manifest:media-type="image/png"/>
  <manifest:file-entry manifest:full-path="Pictures/1000020100000140000000C843525F902B872B8B.png" manifest:media-type="image/png"/>
  <manifest:file-entry manifest:full-path="Pictures/10000201000004D4000000964A2E1A045986F628.png" manifest:media-type="image/png"/>
  <manifest:file-entry manifest:full-path="Pictures/100002010000040000000300DA5B636A21E522A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3-title">
      <style:graphic-properties draw:auto-grow-height="true" fo:min-height="7.512cm"/>
    </style:style>
    <style:style style:name="pr11" style:family="presentation" style:parent-style-name="Default_20_3-subtitle">
      <style:graphic-properties draw:fill-color="#ffffff" draw:auto-grow-height="true" fo:min-height="3.964cm"/>
    </style:style>
    <style:style style:name="pr12" style:family="presentation" style:parent-style-name="Default_20_3-notes">
      <style:graphic-properties draw:fill-color="#ffffff" draw:auto-grow-height="true" fo:min-height="13.364cm"/>
    </style:style>
    <style:style style:name="pr13" style:family="presentation" style:parent-style-name="Default_20_4-notes">
      <style:graphic-properties draw:fill-color="#ffffff" draw:auto-grow-height="true" fo:min-height="13.364cm"/>
    </style:style>
    <style:style style:name="P1" style:family="paragraph">
      <style:paragraph-properties fo:text-align="end"/>
      <style:text-properties fo:language="cs" fo:country="CZ"/>
    </style:style>
    <style:style style:name="P2" style:family="paragraph">
      <loext:graphic-properties draw:fill-color="#ffffff"/>
      <style:paragraph-properties fo:text-align="end"/>
      <style:text-properties fo:color="#ffffff" style:font-name="Source Sans Pro Semibold1"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1" fo:font-size="34pt" fo:language="cs" fo:country="CZ" style:font-size-asian="34pt" style:font-size-complex="34pt"/>
    </style:style>
    <style:style style:name="P6" style:family="paragraph">
      <style:text-properties style:font-name="Source Sans Pro4"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1"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fo:language="cs" fo:country="CZ" fo:font-weight="normal" style:font-weight-asian="normal" style:font-weight-complex="normal"/>
    </style:style>
    <style:style style:name="P9" style:family="paragraph">
      <style:text-properties style:font-name="Source Sans Pro4" fo:language="cs" fo:country="CZ" fo:font-weight="normal" style:font-weight-asian="normal" style:font-weight-complex="normal"/>
    </style:style>
    <style:style style:name="P10" style:family="paragraph">
      <loext:graphic-properties draw:fill-color="#ffffff"/>
      <style:text-properties fo:font-size="20pt" fo:language="cs" fo:country="CZ"/>
    </style:style>
    <style:style style:name="P11" style:family="paragraph">
      <style:text-properties fo:font-weight="normal" style:font-weight-asian="normal" style:font-weight-complex="normal"/>
    </style:style>
    <style:style style:name="P12" style:family="paragraph">
      <style:text-properties fo:font-size="20pt" fo:language="cs" fo:country="CZ"/>
    </style:style>
    <style:style style:name="P13"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color="#111111" fo:language="cs" fo:country="CZ"/>
    </style:style>
    <style:style style:name="P15" style:family="paragraph">
      <loext:graphic-properties draw:fill-color="#ffffff"/>
      <style:paragraph-properties fo:text-align="center"/>
      <style:text-properties fo:color="#111111" style:font-name="Source Sans Pro Semibold1" fo:font-size="18pt" fo:language="cs" fo:country="CZ" style:font-size-asian="18pt" style:font-size-complex="18pt"/>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style:font-name="Source Sans Pro4" fo:font-size="24pt" style:font-size-asian="24pt" style:font-size-complex="24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color="#808080" fo:font-weight="normal"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color="#808080"/>
    </style:style>
    <style:style style:name="T9" style:family="text">
      <style:text-properties fo:color="#000000"/>
    </style:style>
    <style:style style:name="T10" style:family="text">
      <style:text-properties fo:color="#000000" fo:font-size="16pt" style:font-size-asian="16pt" style:font-size-complex="16pt"/>
    </style:style>
    <style:style style:name="T11" style:family="text">
      <style:text-properties fo:color="#111111" fo:font-size="16pt" style:font-size-asian="16pt" style:font-size-complex="16pt"/>
    </style:style>
    <style:style style:name="T12" style:family="text">
      <style:text-properties fo:font-style="italic" style:font-style-asian="italic" style:font-style-complex="italic"/>
    </style:style>
    <style:style style:name="T13" style:family="text">
      <style:text-properties fo:font-size="20pt" style:font-size-asian="20pt" style:font-size-complex="20pt"/>
    </style:style>
    <style:style style:name="T14" style:family="text">
      <style:text-properties fo:font-size="26pt" style:font-size-asian="26pt" style:font-size-complex="26pt"/>
    </style:style>
    <style:style style:name="T15" style:family="text">
      <style:text-properties fo:color="#808080" fo:font-size="26pt" style:font-size-asian="26pt" style:font-size-complex="26pt"/>
    </style:style>
    <style:style style:name="T16" style:family="text">
      <style:text-properties fo:font-size="16pt" style:font-size-asian="16pt" style:font-size-complex="16pt"/>
    </style:style>
    <style:style style:name="T17" style:family="text">
      <style:text-properties fo:color="#999999"/>
    </style:style>
    <style:style style:name="T18" style:family="text">
      <style:text-properties fo:color="#111111" style:font-name="Source Sans Pro Semibold1" fo:font-size="18pt" style:font-size-asian="18pt" style:font-size-complex="18pt"/>
    </style:style>
    <style:style style:name="T19" style:family="text">
      <style:text-properties fo:color="#111111" style:font-name="Source Sans Pro Semibold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 text:style-name="P3">AppArmor<text:line-break/><text:span text:style-name="T3">Co to je, k čemu slouží a jak jej pouzivat. </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Co to AppArmor je a obecné informace</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Co to je AppArmor?</text:p>
          </draw:text-box>
        </draw:frame>
        <draw:frame presentation:style-name="pr8" draw:text-style-name="P6" draw:layer="layout" svg:width="25.199cm" svg:height="10.79cm" svg:x="1.4cm" svg:y="3.685cm" presentation:class="outline" presentation:user-transformed="true">
          <draw:text-box>
            <text:list text:style-name="L2">
              <text:list-item>
                <text:p text:style-name="P3"><text:span text:style-name="T4">Wiki definice</text:span></text:p>
                <text:p text:style-name="P3">AppArmor je rozšíření jádra Linuxu o mandatorní řízení přístupu sloužící ke zvýšení počítačové bezpečnosti. </text:p>
                <text:p text:style-name="P3">AppArmor umožňuje definovat oprávnění k provedení určité operace na úrovni jednotlivých procesů v závislosti na umístění spustitelného souboru tím, že na kritická místa jádra umisťuje volání svých kontrolních rutin. Tím dochází ke zvýšení režie systému, avšak je možné zabránit programu, aby provedl potenciálně nebezpečnou akci, která může vést k narušení bezpečnosti (včetně elevace oprávnění).</text:p>
                <text:p text:style-name="P3"/>
              </text:list-item>
            </text:list>
          </draw:text-box>
        </draw:frame>
        <draw:frame draw:style-name="gr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 text:style-name="P3">[//MAC]: # "Mandatory acces control - Bezpečnostní metoda, která explicitně definuje politiku, co vše je povoleno.</text:p>
              <text:p text:style-name="P3">V případě Apparmoru: Aplikace může dělat pouze to co je povoleno v profilu"</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Obecné informace</text:p>
          </draw:text-box>
        </draw:frame>
        <draw:frame presentation:style-name="pr8" draw:text-style-name="P9" draw:layer="layout" svg:width="25.199cm" svg:height="10.79cm" svg:x="1.4cm" svg:y="3.685cm" presentation:class="outline" presentation:user-transformed="true">
          <draw:text-box>
            <text:list text:style-name="L2">
              <text:list-item>
                <text:p text:style-name="P8"><text:span text:style-name="T5">open source</text:span></text:p>
              </text:list-item>
              <text:list-item>
                <text:p text:style-name="P8"><text:span text:style-name="T6">LSM</text:span><text:span text:style-name="T5"> v linuxovém jádře od verze 2.6.36 (Říjen 2010)</text:span></text:p>
              </text:list-item>
              <text:list-item>
                <text:p text:style-name="P8"><text:span text:style-name="T6">proaktivní ochrana systému</text:span><text:span text:style-name="T5"> a aplikací </text:span></text:p>
                <text:p text:style-name="P8"><text:span text:style-name="T5">(interní, externí a dokonce i </text:span><text:span text:style-name="T6">zero-day</text:span><text:span text:style-name="T5"> útoky)</text:span></text:p>
              </text:list-item>
              <text:list-item>
                <text:p text:style-name="P8"><text:span text:style-name="T5">uplatňování politik(soubor pravidel) se provádí přes </text:span><text:span text:style-name="T5">profily, které definují jaká má aplikace oprávnění</text:span></text:p>
                <text:p text:style-name="P8"><text:span text:style-name="T5">(přístupy k adresářům, socketům či síťi)</text:span></text:p>
              </text:list-item>
              <text:list-item>
                <text:p text:style-name="P8"><text:span text:style-name="T5">nejpoužívanějsí </text:span><text:span text:style-name="T6">profily</text:span><text:span text:style-name="T5"> jsou obsažené v </text:span><text:span text:style-name="T5">distribučních kanálech</text:span></text:p>
              </text:list-item>
            </text:list>
          </draw:text-box>
        </draw:frame>
        <draw:frame draw:style-name="gr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 text:style-name="P3">[//LSM]: # "Linux Security Module"</text:p>
              <text:p text:style-name="P3">[//ochr]: # "alternativa k SELinux"</text:p>
              <text:p text:style-name="P3">[//zeroday]: # "zeroday: vyuziti chyby, ktera zatim nebyla nahlasena"</text:p>
              <text:p text:style-name="P3">[//profily]: # "a některé nemusí fungovat out of the box díky rozdílům v distribucích či konfiguracích"</text:p>
              <text:p text:style-name="P3"/>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K čemu slouží a proč jej používat?<text:line-break/></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10"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K čemu slouží a proč jej používat?</text:p>
          </draw:text-box>
        </draw:frame>
        <draw:frame presentation:style-name="pr8" draw:text-style-name="P9" draw:layer="layout" svg:width="25.199cm" svg:height="10.79cm" svg:x="1.4cm" svg:y="3.685cm" presentation:class="outline" presentation:user-transformed="true">
          <draw:text-box>
            <text:list text:style-name="L2">
              <text:list-item>
                <text:p text:style-name="P11"><text:span text:style-name="T5">přidává další vrstvu zabezpečení a tím snižuje </text:span><text:span text:style-name="T5">riziko kompromitace systému, tlumí </text:span><text:span text:style-name="T6">dopady</text:span><text:span text:style-name="T5"> </text:span><text:span text:style-name="T5">úspěšného průniku </text:span></text:p>
              </text:list-item>
              <text:list-item>
                <text:p text:style-name="P11"><text:span text:style-name="T5">ochrana systému před </text:span><text:span text:style-name="T6">zdivočelými</text:span><text:span text:style-name="T5"> aplikacemi </text:span></text:p>
              </text:list-item>
              <text:list-item>
                <text:p text:style-name="P11"><text:span text:style-name="T5">je možné měnit profily za běhu systému</text:span></text:p>
              </text:list-item>
              <text:list-item>
                <text:p text:style-name="P11"><text:span text:style-name="T5">lze zjistit, co "</text:span><text:span text:style-name="T7">dělají"</text:span><text:span text:style-name="T5"> neznámé aplikace, pustíme-li </text:span><text:span text:style-name="T5">je v "</text:span><text:span text:style-name="T7">bezpečném módu</text:span><text:span text:style-name="T5">"</text:span></text:p>
                <text:p text:style-name="P11"><text:span text:style-name="T5"/></text:p>
              </text:list-item>
            </text:list>
          </draw:text-box>
        </draw:frame>
        <draw:frame draw:style-name="gr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 text:style-name="P3">[//dopady]: # "moznosti utocnika jsou limitovany tim, kde muze proces zapisovat ci cist"</text:p>
              <text:p text:style-name="P3">[//dopady2]: # "bug v aplikaci má taktéž limitované možnosti poškození systému" <text:s text:c="10"/></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Kde AppArmor najdeme?<text:line-break/></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6" draw:text-style-name="P10"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Kde AppArmor najdeme?</text:p>
          </draw:text-box>
        </draw:frame>
        <draw:frame presentation:style-name="pr8" draw:text-style-name="P6" draw:layer="layout" svg:width="25.199cm" svg:height="10.79cm" svg:x="1.4cm" svg:y="3.685cm" presentation:class="outline" presentation:user-transformed="true">
          <draw:text-box>
            <text:list text:style-name="L2">
              <text:list-item>
                <text:p text:style-name="P3"><text:s/>lze nalézt v různých distribucích</text:p>
                <text:list>
                  <text:list-item>
                    <text:p text:style-name="P3">Debian</text:p>
                  </text:list-item>
                  <text:list-item>
                    <text:p text:style-name="P3">Gentoo</text:p>
                  </text:list-item>
                  <text:list-item>
                    <text:p text:style-name="P3">(open)SUSE</text:p>
                  </text:list-item>
                  <text:list-item>
                    <text:p text:style-name="P3">Ubuntu</text:p>
                  </text:list-item>
                </text:list>
              </text:list-item>
              <text:list-item>
                <text:p text:style-name="P3">nejen RPM balíčky a nejen pro (open)SUSE lze nalést/vytvořit na <text:span text:style-name="T8">openSUSE Build Service</text:span><text:span text:style-name="T9"> </text:span><text:span text:style-name="T10">[https://build.opensuse.org/]</text:span></text:p>
              </text:list-item>
              <text:list-item>
                <text:p text:style-name="P3">nebo na <text:span text:style-name="T8">Launchpad.net </text:span><text:span text:style-name="T11">[https://launchpad.net/apparmor/]</text:span></text:p>
                <text:p text:style-name="P3"/>
              </text:list-item>
            </text:list>
          </draw:text-box>
        </draw:frame>
        <draw:frame draw:style-name="gr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9" draw:text-style-name="P10"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Rozdíly mezi AppArmor a SELinux<text:line-break/></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Rozdíly mezi AppArmor a SELinux</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ťížnější - větší komplexicita</text:p>
              </text:list-item>
              <text:list-item>
                <text:p>Apparmor je součástí výchozí instalace např. v distribucích (open)SUSE nebo Ubuntu. SELinux Redhat či CentOS</text:p>
              </text:list-item>
              <text:list-item>
                <text:p>AppArmor pracuje s cestami, SELinux se štítky(labels) a <text:span text:style-name="T8">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9" draw:text-style-name="P10" draw:layer="layout" svg:width="16.799cm" svg:height="13.364cm" svg:x="2.1cm" svg:y="14.107cm" presentation:class="notes">
            <draw:text-box>
              <text:p text:style-name="P12">[//inody]: # „napr hardlink odkazuje na stejny soubor, ale cislo inody je jine“</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Komponenty a nástroje AppArmoru</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10"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Komponenty AppArmor</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9" draw:text-style-name="P10" draw:layer="layout" svg:width="16.799cm" svg:height="13.364cm" svg:x="2.1cm" svg:y="14.107cm" presentation:class="notes" presentation:user-transformed="true">
            <draw:text-box>
              <text:p text:style-name="P12">[//modul]: # „nacten při zavadeni systemu“</text:p>
              <text:p text:style-name="P12">[//parser]: # „vklada profily do jadra - /sys/kernel/security/apparmor/“</text:p>
              <text:p text:style-name="P12">[//utilitky]: # „slouzi k manipulaci s profily/apparmorem“</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Jak to funguje?</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Jak to funguje?</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8">módu</text:span>, do kterého patří </text:p>
                <text:list>
                  <text:list-item>
                    <text:p>disabled</text:p>
                  </text:list-item>
                  <text:list-item>
                    <text:p>complain(learning)</text:p>
                  </text:list-item>
                  <text:list-item>
                    <text:p>enforce(confined)</text:p>
                  </text:list-item>
                </text:list>
              </text:list-item>
              <text:list-item>
                <text:p>implicitní <text:span text:style-name="T8">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9" draw:text-style-name="P10" draw:layer="layout" svg:width="16.799cm" svg:height="13.364cm" svg:x="2.1cm" svg:y="14.107cm" presentation:class="notes" presentation:user-transformed="true">
            <draw:text-box>
              <text:p/>
              <text:p/>
            </draw:text-box>
          </draw:frame>
          <draw:frame draw:style-name="gr9" draw:text-style-name="P13" draw:layer="layout" svg:width="16.799cm" svg:height="13.364cm" svg:x="2.101cm" svg:y="14.107cm">
            <draw:text-box>
              <text:p/>
            </draw:text-box>
          </draw:frame>
          <draw:frame presentation:style-name="pr9" draw:text-style-name="P10" draw:layer="layout" svg:width="16.799cm" svg:height="13.364cm" svg:x="2.09cm" svg:y="14.107cm">
            <draw:text-box>
              <text:p text:style-name="P12">[//mody]: # "v hlavicce profilu"</text:p>
              <text:p text:style-name="P12">[//mody]: # "v adresari "</text:p>
              <text:p text:style-name="P12">[//politika]: # "pokrývá soubor politik celý systém(kazdy proces je omezený), je zakující</text:p>
              <text:p text:style-name="P12"><text:s text:c="17"/>bezne se vsak aplikuje jen na cast-jednotlive procesy</text:p>
              <text:p text:style-name="P12"><text:s text:c="17"/>profily jsou zalozeny na implicitne zakazujici, ackoliv lze uzivat i zakazujici</text:p>
              <text:p text:style-name="P12"><text:s text:c="17"/>nicmne to se pouziva zejmena, kdyz chceme neco explicitne zakazat, ale nechce</text:p>
              <text:p text:style-name="P12"><text:s text:c="17"/>se nam psat celou politiku - zakaz do adresare /home/franta/xxx"</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Určení módu - přiklad</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2">complain</text:span>“</text:p>
                <text:p><text:span text:style-name="T13">/usr/lib/colord flags=(attach_disconnected,complain)</text:span></text:p>
              </text:list-item>
              <text:list-item>
                <text:p><text:span text:style-name="T14">adresář pro profily v módu „</text:span><text:span text:style-name="T15">disable</text:span><text:span text:style-name="T14">“</text:span><text:span text:style-name="T13"> </text:span></text:p>
                <text:p><text:span text:style-name="T13">/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9" draw:text-style-name="P10" draw:layer="layout" svg:width="16.799cm" svg:height="13.364cm" svg:x="2.1cm" svg:y="14.107cm" presentation:class="notes">
            <draw:text-box>
              <text:p text:style-name="P12">[//disable]: # „disable znamena, ze je profil nebude nacten ani po rebootu“</text:p>
            </draw:text-box>
          </draw:frame>
        </presentation:notes>
      </draw:page>
      <draw:page draw:name="page1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Jak AppArmor začít používat?</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Instalace na open(SUSE)</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alní instalace - <text:span text:style-name="T8">názvy balíčků </text:span></text:p>
                <text:p><text:span text:style-name="T16">libapparmor</text:span><text:span text:style-name="T16"><text:line-break/></text:span><text:span text:style-name="T16">apparmor-profiles</text:span><text:span text:style-name="T16"><text:line-break/></text:span><text:span text:style-name="T16">apparmor-utils</text:span><text:span text:style-name="T16"><text:line-break/></text:span><text:span text:style-name="T16">apparmor-parser</text:span><text:span text:style-name="T16"><text:line-break/></text:span><text:span text:style-name="T16">yast2-apparmor</text:span><text:span text:style-name="T16"><text:line-break/></text:span><text:span text:style-name="T16">apparmor-docs</text:span></text:p>
              </text:list-item>
            </text:list>
          </draw:text-box>
        </draw:frame>
        <draw:frame draw:style-name="gr11"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9" draw:text-style-name="P10" draw:layer="layout" svg:width="16.799cm" svg:height="13.364cm" svg:x="2.1cm" svg:y="14.107cm" presentation:class="notes">
            <draw:text-box>
              <text:p text:style-name="P12">[//ostdistros]: # "můžou se lišit včetně postupu instalace. DEBIAN vyzaduje upravit kernel cmdline“</text:p>
              <text:p text:style-name="P12">[//ostdistros]: # "vysvetlit balickyi - co v nich je"</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Kontrola, zda AppArmor běží</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9" draw:text-style-name="P10"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 text:style-name="P3">Jak AppArmor ovládat?</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Jak AppArmor ovládat?</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17">logprof</text:span>`</text:p>
              </text:list-item>
            </text:list>
          </draw:text-box>
        </draw:frame>
        <draw:frame draw:style-name="gr13"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0" presentation:class="page"/>
          <draw:frame presentation:style-name="pr9" draw:text-style-name="P10" draw:layer="layout" svg:width="16.799cm" svg:height="13.364cm" svg:x="2.1cm" svg:y="14.107cm" presentation:class="notes" presentation:user-transformed="true">
            <draw:text-box>
              <text:p>[//logprof]: # "updatovani profilu"</text:p>
              <text:p/>
            </draw:text-box>
          </draw:frame>
          <draw:frame draw:style-name="gr9" draw:text-style-name="P13" draw:layer="layout" svg:width="16.799cm" svg:height="13.364cm" svg:x="2.101cm" svg:y="14.107cm">
            <draw:text-box>
              <text:p/>
            </draw:text-box>
          </draw:frame>
        </presentation:notes>
      </draw:page>
      <draw:page draw:name="page2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 text:style-name="P3">Co to je AppArmor?</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 <text:span text:style-name="T12">/var/log/audit/audit.log</text:span></text:p>
              </text:list-item>
              <text:list-item>
                <text:p><text:span text:style-name="T8">výchozí</text:span> logování <text:span text:style-name="T7">DENIED</text:span> operací</text:p>
              </text:list-item>
              <text:list-item>
                <text:p>logují se <text:span text:style-name="T8">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9" draw:text-style-name="P10" draw:layer="layout" svg:width="16.799cm" svg:height="13.364cm" svg:x="2.1cm" svg:y="14.107cm" presentation:class="notes">
            <draw:text-box>
              <text:p text:style-name="P12">[//vychozi]: # "lze explicitne do profilu pomoci funkce audit logovat i ALLOWED"</text:p>
              <text:p text:style-name="P12">[//typy]: # "nebo ERROR AUDIT"</text:p>
              <text:p text:style-name="P12"/>
            </draw:text-box>
          </draw:frame>
          <draw:frame draw:style-name="gr9" draw:text-style-name="P13" draw:layer="layout" svg:width="16.799cm" svg:height="13.364cm" svg:x="2.101cm" svg:y="14.107cm">
            <draw:text-box>
              <text:p/>
            </draw:text-box>
          </draw:frame>
        </presentation:notes>
      </draw:page>
      <draw:page draw:name="page2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2T1">
        <office:forms form:automatic-focus="false" form:apply-design-mode="false"/>
        <draw:frame presentation:style-name="pr7"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8">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1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9" draw:text-style-name="P10" draw:layer="layout" svg:width="16.799cm" svg:height="14.954cm" svg:x="2.1cm" svg:y="14.107cm" presentation:class="notes" presentation:user-transformed="true">
            <draw:text-box>
              <text:p text:style-name="P12">[//profil]: # "profil by mel odrazet to pro co byl napsan"</text:p>
              <text:p text:style-name="P12">[//kod]: # "</text:p>
              <text:p text:style-name="P12"><text:s text:c="4"/>čtení: r</text:p>
              <text:p text:style-name="P12"><text:s text:c="4"/>zápis: w</text:p>
              <text:p text:style-name="P12"><text:s text:c="4"/>připojení dat: a</text:p>
              <text:p text:style-name="P12"><text:s text:c="4"/>zamknutí souboru: k</text:p>
              <text:p text:style-name="P12"><text:s text:c="4"/>spuštění programu v případě, že má aktivní profil: px</text:p>
              <text:p text:style-name="P12"><text:s text:c="4"/>stejné jako u px, jen nepředává systémové proměnné: Px</text:p>
              <text:p text:style-name="P12"><text:s text:c="4"/>bezpodmínečné spuštění programu: ux</text:p>
              <text:p text:style-name="P12"><text:s text:c="4"/>stejné jako u ux, jen nepředává systémové proměnné: Ux</text:p>
              <text:p text:style-name="P12"><text:s text:c="4"/>spuštění programu ve stejném prostředí a se stejnými omezeními jaké má původní program: ix</text:p>
              <text:p text:style-name="P12"><text:s text:c="4"/>vytváření pevných odkazů: I</text:p>
              <text:p text:style-name="P12"><text:s text:c="4"/>umožňuje mapovat spustitelná data do paměti: m</text:p>
              <text:p text:style-name="P12">"</text:p>
              <text:p text:style-name="P12"/>
            </draw:text-box>
          </draw:frame>
        </presentation:notes>
      </draw:page>
      <draw:page draw:name="page2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2">complain</text:span></text:p>
              </text:list-item>
              <text:list-item>
                <text:p>přepnout profil(proces) do módu <text:span text:style-name="T12">enforce</text:span></text:p>
              </text:list-item>
              <text:list-item>
                <text:p>zakázat profil(procesu) - aplikace je nespoutaná</text:p>
                <text:p/>
              </text:list-item>
            </text:list>
          </draw:text-box>
        </draw:frame>
        <draw:frame draw:style-name="gr1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6" presentation:class="page"/>
          <draw:frame presentation:style-name="pr9" draw:text-style-name="P10" draw:layer="layout" svg:width="16.799cm" svg:height="13.364cm" svg:x="2.1cm" svg:y="14.107cm" presentation:class="notes" presentation:placeholder="true">
            <draw:text-box/>
          </draw:frame>
        </presentation:notes>
      </draw:page>
      <draw:page draw:name="page2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6" draw:text-style-name="P10"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25.199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list-item>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8">přidám</text:span> do profilu</text:p>
              </text:list-item>
              <text:list-item>
                <text:p>prepnu do <text:span text:style-name="T12">enforce</text:span> `aa-enforce root.test_bash.sh`</text:p>
              </text:list-item>
            </text:list>
          </draw:text-box>
        </draw:frame>
        <draw:frame draw:style-name="gr17"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9" draw:text-style-name="P10" draw:layer="layout" svg:width="16.799cm" svg:height="13.364cm" svg:x="2.1cm" svg:y="14.107cm" presentation:class="notes" presentation:user-transformed="true">
            <draw:text-box>
              <text:p>[[//update]]: # "aa-logprof skenuje logy a navrhuje zmeny profilu"</text:p>
            </draw:text-box>
          </draw:frame>
          <draw:frame draw:style-name="gr9" draw:text-style-name="P13" draw:layer="layout" svg:width="16.799cm" svg:height="13.364cm" svg:x="2.101cm" svg:y="14.107cm">
            <draw:text-box>
              <text:p/>
            </draw:text-box>
          </draw:frame>
        </presentation:notes>
      </draw:page>
      <draw:page draw:name="page2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Co AppArmor nedělá a jaké jsou nevýhody?</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6" draw:text-style-name="P10"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2T1">
        <office:forms form:automatic-focus="false" form:apply-design-mode="false"/>
        <draw:frame presentation:style-name="pr7"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4">nejedná se o 100% ochranu proti všem </text:span><text:span text:style-name="T4">útokům</text:span></text:p>
              </text:list-item>
              <text:list-item>
                <text:p>nehádá co uživatel asi <text:span text:style-name="T8">chtěl</text:span> </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8">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9" draw:text-style-name="P10" draw:layer="layout" svg:width="16.799cm" svg:height="13.364cm" svg:x="2.1cm" svg:y="14.107cm" presentation:class="notes">
            <draw:text-box>
              <text:p text:style-name="P12">[//conedela1]: # "není všespásný, obsahuje bugy"</text:p>
              <text:p text:style-name="P12">[//conedela2]: # "řídí se politikami, které uživatel napsal"</text:p>
              <text:p text:style-name="P12">[//nevyhody]: # "mozna v nekterých distribucích je, alt. yast"</text:p>
              <text:p text:style-name="P12"/>
            </draw:text-box>
          </draw:frame>
        </presentation:notes>
      </draw:page>
      <draw:page draw:name="page3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 text:style-name="P3">Děkuji za pozornost<text:line-break/><text:span text:style-name="T3"> </text:span></text:p>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_20_3" presentation:presentation-page-layout-name="AL2T1">
        <office:forms form:automatic-focus="false" form:apply-design-mode="false"/>
        <draw:frame presentation:style-name="pr10" draw:text-style-name="P3" draw:layer="layout" svg:width="11.447cm" svg:height="7.512cm" svg:x="-0.883cm" svg:y="3.658cm" presentation:class="title" presentation:user-transformed="true">
          <draw:text-box>
            <text:p text:style-name="P3">Děkuji za pozornost<text:line-break/><text:span text:style-name="T3"> </text:span></text:p>
          </draw:text-box>
        </draw:frame>
        <draw:frame presentation:style-name="pr11" draw:text-style-name="P15" draw:layer="layout" svg:width="7.216cm" svg:height="3.964cm" svg:x="20.087cm" svg:y="5.042cm">
          <draw:text-box>
            <text:p text:style-name="P14"><text:span text:style-name="T18">Zdeněk Kubala</text:span></text:p>
            <text:p text:style-name="P14"><text:span text:style-name="T19">Senior QA Engineer</text:span></text:p>
            <text:p text:style-name="P14"><text:span text:style-name="T19"><text:a xlink:href="mailto:zkubala@suse.com" xlink:type="simple">zkubala@suse.com</text:a></text:span></text:p>
            <text:p text:style-name="P14"><text:span text:style-name="T19"><text:s/></text:span><text:span text:style-name="T19">@n1djz88</text:span></text:p>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12" draw:text-style-name="P4" draw:layer="layout" svg:width="16.799cm" svg:height="13.364cm" svg:x="2.1cm" svg:y="14.107cm" presentation:class="notes" presentation:placeholder="true">
            <draw:text-box/>
          </draw:frame>
        </presentation:notes>
      </draw:page>
      <draw:page draw:name="page33" draw:style-name="dp1" draw:master-page-name="Default_20_4" presentation:presentation-page-layout-name="AL2T1">
        <office:forms form:automatic-focus="false" form:apply-design-mode="false"/>
        <presentation:notes draw:style-name="dp2">
          <office:forms form:automatic-focus="false" form:apply-design-mode="false"/>
          <draw:page-thumbnail draw:style-name="gr1" draw:layer="layout" svg:width="19.798cm" svg:height="11.136cm" svg:x="0.6cm" svg:y="2.257cm" draw:page-number="33" presentation:class="page"/>
          <draw:frame presentation:style-name="pr1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 Semibold4" svg:font-family="'Source Sans Pro Semibold'" style:font-family-generic="swiss" style:font-pitch="variable"/>
    <style:font-face style:name="Source Sans Pro Semibold5"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writing-mode="lr-tb"/>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03-04T15:32:41.551332517</dc:date>
    <meta:editing-duration>P5DT1H14M5S</meta:editing-duration>
    <meta:editing-cycles>64</meta:editing-cycles>
    <meta:generator>LibreOffice/5.2.5.1$Linux_X86_64 LibreOffice_project/20m0$Build-1</meta:generator>
    <meta:document-statistic meta:object-count="231"/>
  </office:meta>
</office:document-meta>
</file>